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A40000005CD65AB4CA16508FF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63cm" fo:margin-left="-0.744cm" fo:margin-top="0cm" fo:margin-bottom="0cm" table:align="left"/>
    </style:style>
    <style:style style:name="Table1.A" style:family="table-column">
      <style:table-column-properties style:column-width="2.671cm"/>
    </style:style>
    <style:style style:name="Table1.B" style:family="table-column">
      <style:table-column-properties style:column-width="2.633cm"/>
    </style:style>
    <style:style style:name="Table1.C" style:family="table-column">
      <style:table-column-properties style:column-width="2.605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2.805cm"/>
    </style:style>
    <style:style style:name="Table1.F" style:family="table-column">
      <style:table-column-properties style:column-width="3.503cm"/>
    </style:style>
    <style:style style:name="Table1.1" style:family="table-row">
      <style:table-row-properties style:min-row-height="2.364cm" fo:keep-together="auto"/>
    </style:style>
    <style:style style:name="Table1.A1" style:family="table-cell">
      <style:table-cell-properties style:vertical-align="middle" fo:padding="0.176cm" fo:border="1pt solid #000001"/>
    </style:style>
    <style:style style:name="Table1.B1" style:family="table-cell">
      <style:table-cell-properties style:vertical-align="" fo:padding="0.176cm" fo:border="1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847cm"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 style:master-page-name="Converted1">
      <style:paragraph-properties fo:margin-top="0cm" fo:margin-bottom="0cm" loext:contextual-spacing="false" fo:line-height="100%" style:page-number="auto"/>
      <style:text-properties fo:font-size="9pt" style:font-size-asian="9pt" style:font-size-complex="9pt"/>
    </style:style>
    <style:style style:name="P5" style:family="paragraph" style:parent-style-name="Standard" style:master-page-name="Converted2">
      <style:paragraph-properties fo:margin-top="0cm" fo:margin-bottom="0cm" loext:contextual-spacing="false" fo:line-height="100%" style:page-number="auto"/>
      <style:text-properties fo:font-size="9pt" style:font-size-asian="9pt" style:font-size-complex="9pt"/>
    </style:style>
    <style:style style:name="P6" style:family="paragraph" style:parent-style-name="Standard" style:master-page-name="Converted3">
      <style:paragraph-properties fo:margin-top="0cm" fo:margin-bottom="0cm" loext:contextual-spacing="false" fo:line-height="100%" style:page-number="auto"/>
      <style:text-properties fo:font-size="9pt" style:font-size-asian="9pt" style:font-size-complex="9pt"/>
    </style:style>
    <style:style style:name="P7" style:family="paragraph" style:parent-style-name="Standard" style:master-page-name="Converted4">
      <style:paragraph-properties fo:margin-top="0cm" fo:margin-bottom="0cm" loext:contextual-spacing="false" fo:line-height="100%" style:page-number="auto"/>
    </style:style>
    <style:style style:name="P8" style:family="paragraph" style:parent-style-name="Standard" style:master-page-name="Converted5">
      <style:paragraph-properties fo:margin-top="0cm" fo:margin-bottom="0cm" loext:contextual-spacing="false" fo:line-height="100%" style:page-number="auto"/>
      <style:text-properties fo:font-size="9pt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0cm" style:auto-text-indent="false" fo:padding="0cm" fo:border="none" fo:keep-with-next="auto" style:writing-mode="page"/>
      <style:text-properties fo:font-size="10pt" style:font-size-asian="10pt" style:font-size-complex="10pt"/>
    </style:style>
    <style:style style:name="P10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#fcfcfc" fo:padding="0cm" fo:border="none"/>
    </style:style>
    <style:style style:name="P11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#fcfcfc" fo:padding="0cm" fo:border="non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#fcfcfc" fo:padding="0cm" fo:border="non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#fcfcfc" fo:padding="0cm" fo:border="non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cfcfc" fo:padding="0cm" fo:border="none"/>
    </style:style>
    <style:style style:name="P15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cfcfc" fo:padding="0cm" fo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fo:font-weight="bold" officeooo:paragraph-rsid="0015b949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font-size="12pt" fo:background-color="#ffffff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/>
      <style:text-properties fo:font-size="10pt" fo:font-weight="bold" officeooo:paragraph-rsid="00109737" style:font-size-asian="10pt" style:font-weight-asian="bold" style:font-size-complex="10pt" style:font-weight-complex="bold"/>
    </style:style>
    <style:style style:name="P27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1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writing-mode="pag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2cm" style:auto-text-indent="false"/>
      <style:text-properties fo:font-size="12pt" fo:font-weight="bold" officeooo:paragraph-rsid="0015b949" style:font-size-asian="12pt" style:font-weight-asian="bold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2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2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0" fo:widows="0" fo:text-indent="2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officeooo:rsid="00109737" officeooo:paragraph-rsid="00109737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2cm" style:auto-text-indent="false"/>
      <style:text-properties officeooo:rsid="00109737" officeooo:paragraph-rsid="00109737"/>
    </style:style>
    <style:style style:name="P38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cfcfc" fo:padding="0cm" fo:border="none"/>
    </style:style>
    <style:style style:name="P39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cfcfc" fo:padding="0cm" fo:border="none"/>
      <style:text-properties officeooo:paragraph-rsid="00101b54"/>
    </style:style>
    <style:style style:name="P40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cfcfc" fo:padding="0cm" fo:border="none"/>
      <style:text-properties officeooo:paragraph-rsid="0012b49c"/>
    </style:style>
    <style:style style:name="P41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cfcfc" fo:padding="0cm" fo:border="none"/>
      <style:text-properties officeooo:paragraph-rsid="0012430c"/>
    </style:style>
    <style:style style:name="P42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start" style:justify-single-word="false" fo:text-indent="2cm" style:auto-text-indent="false" fo:background-color="#fcfcfc" fo:padding="0cm" fo:border="none"/>
    </style:style>
    <style:style style:name="P43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cfcfc" fo:padding="0cm" fo:border="none"/>
      <style:text-properties fo:font-size="12pt" style:font-size-asian="12pt" style:font-size-complex="12pt"/>
    </style:style>
    <style:style style:name="P44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cfcfc" fo:padding="0cm" fo:border="none"/>
      <style:text-properties fo:font-size="12pt" officeooo:paragraph-rsid="0010f01b" style:font-size-asian="12pt" style:font-size-complex="12pt"/>
    </style:style>
    <style:style style:name="P45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start" style:justify-single-word="false" fo:text-indent="2cm" style:auto-text-indent="false" fo:background-color="#fcfcfc" fo:padding="0cm" fo:border="none"/>
      <style:text-properties fo:font-size="12pt" style:font-size-asian="12pt" style:font-size-complex="12pt"/>
    </style:style>
    <style:style style:name="P46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end" style:justify-single-word="false" fo:text-indent="2cm" style:auto-text-indent="false" fo:background-color="#fcfcfc" fo:padding="0cm" fo:border="none"/>
      <style:text-properties fo:font-size="12pt" officeooo:paragraph-rsid="0010f01b" style:font-size-asian="12pt" style:font-size-complex="12pt"/>
    </style:style>
    <style:style style:name="P47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justify" style:justify-single-word="false" fo:text-indent="2cm" style:auto-text-indent="false" fo:background-color="#fcfcfc" fo:padding="0cm" fo:border="none"/>
      <style:text-properties fo:font-size="12pt" fo:font-weight="bold" style:font-size-asian="12pt" style:font-weight-asian="bold" style:font-size-complex="12pt"/>
    </style:style>
    <style:style style:name="P48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start" style:justify-single-word="false" fo:text-indent="2cm" style:auto-text-indent="false" fo:background-color="#fcfcfc" fo:padding="0cm" fo:border="none"/>
      <style:text-properties fo:font-size="12pt" fo:font-weight="bold" style:font-size-asian="12pt" style:font-weight-asian="bold" style:font-size-complex="12pt"/>
    </style:style>
    <style:style style:name="P49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 fo:background-color="#fcfcfc" fo:padding="0cm" fo:border="none"/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center" style:justify-single-word="false" fo:text-indent="2cm" style:auto-text-indent="false" fo:background-color="#fcfcfc" fo:padding="0cm" fo:border="non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center" style:justify-single-word="false" fo:text-indent="2cm" style:auto-text-indent="false" fo:background-color="#fcfcfc" fo:padding="0cm" fo:border="none"/>
      <style:text-properties fo:font-size="10pt" officeooo:rsid="0012430c" officeooo:paragraph-rsid="0012430c" style:font-size-asian="10pt" style:font-size-complex="10pt"/>
    </style:style>
    <style:style style:name="P52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00%" fo:text-align="justify" style:justify-single-word="false" fo:text-indent="2cm" style:auto-text-indent="false" fo:background-color="#fcfcfc" fo:padding="0cm" fo:border="none"/>
      <style:text-properties officeooo:paragraph-rsid="0012b49c"/>
    </style:style>
    <style:style style:name="P53" style:family="paragraph" style:parent-style-name="Standard">
      <loext:graphic-properties draw:fill="solid" draw:fill-color="#fcfcfc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cfcfc" fo:padding="0cm" fo:border="none" style:writing-mode="page"/>
    </style:style>
    <style:style style:name="P54" style:family="paragraph" style:parent-style-name="Heading_20_2">
      <loext:graphic-properties draw:fill="solid" draw:fill-color="#ffffff"/>
      <style:paragraph-properties fo:margin-left="0cm" fo:margin-right="0cm" fo:margin-top="0cm" fo:margin-bottom="0cm" loext:contextual-spacing="false" fo:line-height="150%" fo:keep-together="auto" fo:text-indent="0cm" style:auto-text-indent="false" fo:background-color="#ffffff" fo:keep-with-next="auto"/>
    </style:style>
    <style:style style:name="P55" style:family="paragraph" style:parent-style-name="Heading_20_2">
      <loext:graphic-properties draw:fill="solid" draw:fill-color="#ffffff"/>
      <style:paragraph-properties fo:margin-left="0cm" fo:margin-right="0cm" fo:margin-top="0cm" fo:margin-bottom="0cm" loext:contextual-spacing="false" fo:line-height="150%" fo:text-indent="0cm" style:auto-text-indent="false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101b54" style:font-size-asian="12pt" style:font-style-asian="italic" style:font-size-complex="12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d0b3" style:font-size-asian="12pt" style:font-size-complex="12pt"/>
    </style:style>
    <style:style style:name="T9" style:family="text">
      <style:text-properties fo:font-size="12pt" officeooo:rsid="00101b54" style:font-size-asian="12pt" style:font-size-complex="12pt"/>
    </style:style>
    <style:style style:name="T10" style:family="text">
      <style:text-properties fo:font-size="12pt" officeooo:rsid="00109737" style:font-size-asian="12pt" style:font-size-complex="12pt"/>
    </style:style>
    <style:style style:name="T11" style:family="text">
      <style:text-properties fo:font-size="12pt" officeooo:rsid="0010f01b" style:font-size-asian="12pt" style:font-size-complex="12pt"/>
    </style:style>
    <style:style style:name="T12" style:family="text">
      <style:text-properties fo:font-size="12pt" officeooo:rsid="0012430c" style:font-size-asian="12pt" style:font-size-complex="12pt"/>
    </style:style>
    <style:style style:name="T13" style:family="text">
      <style:text-properties fo:font-size="12pt" officeooo:rsid="0012b49c" style:font-size-asian="12pt" style:font-size-complex="12pt"/>
    </style:style>
    <style:style style:name="T14" style:family="text">
      <style:text-properties fo:font-size="12pt" officeooo:rsid="0013ee42" style:font-size-asian="12pt" style:font-size-complex="12pt"/>
    </style:style>
    <style:style style:name="T15" style:family="text">
      <style:text-properties fo:font-size="12pt" fo:background-color="#ffffff" loext:char-shading-value="0" style:font-size-asian="12pt" style:font-size-complex="12pt"/>
    </style:style>
    <style:style style:name="T16" style:family="text">
      <style:text-properties fo:font-size="12pt" fo:background-color="#fcfcfc" loext:char-shading-value="0" style:font-size-asian="12pt" style:font-size-complex="12pt"/>
    </style:style>
    <style:style style:name="T17" style:family="text">
      <style:text-properties fo:font-size="12pt" fo:font-style="normal" officeooo:rsid="00109737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2pt" fo:font-weight="bold" fo:background-color="#d9d9d9" loext:char-shading-value="0" style:font-name-asian="Times New Roman1" style:font-size-asian="12pt" style:font-weight-asian="bold" style:font-name-complex="Times New Roman1" style:font-size-complex="12pt"/>
    </style:style>
    <style:style style:name="T1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0" style:family="text">
      <style:text-properties style:font-name="Times New Roman" fo:font-size="12pt" fo:font-style="italic" fo:font-weight="bold" fo:background-color="#d9d9d9" loext:char-shading-value="0" style:font-name-asian="Times New Roman1" style:font-size-asian="12pt" style:font-style-asian="italic" style:font-weight-asian="bold" style:font-name-complex="Times New Roman1" style:font-size-complex="12pt"/>
    </style:style>
    <style:style style:name="T21" style:family="text">
      <style:text-properties style:font-name="Times New Roman" style:font-name-asian="Times New Roman1" style:font-name-complex="Times New Roman1"/>
    </style:style>
    <style:style style:name="T22" style:family="text">
      <style:text-properties style:text-position="super 58%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09737" style:font-size-asian="10pt" style:font-size-complex="10pt"/>
    </style:style>
    <style:style style:name="T26" style:family="text">
      <style:text-properties fo:font-size="10pt" officeooo:rsid="0012b49c" style:font-size-asian="10pt" style:font-size-complex="10pt"/>
    </style:style>
    <style:style style:name="T27" style:family="text">
      <style:text-properties fo:font-size="10pt" officeooo:rsid="0014466e" style:font-size-asian="10pt" style:font-size-complex="10pt"/>
    </style:style>
    <style:style style:name="T28" style:family="text">
      <style:text-properties fo:font-size="10pt" fo:font-style="italic" style:font-size-asian="10pt" style:font-style-asian="italic" style:font-size-complex="10pt"/>
    </style:style>
    <style:style style:name="T29" style:family="text">
      <style:text-properties fo:color="#333333" fo:font-size="12pt" fo:background-color="#ffffff" loext:char-shading-value="0" style:font-size-asian="12pt" style:font-size-complex="12pt"/>
    </style:style>
    <style:style style:name="T30" style:family="text">
      <style:text-properties fo:color="#191919" fo:font-size="12pt" style:font-size-asian="12pt" style:font-size-complex="12pt"/>
    </style:style>
    <style:style style:name="T31" style:family="text">
      <style:text-properties fo:color="#222222" fo:font-size="12pt" fo:background-color="#ffffff" loext:char-shading-value="0" style:font-size-asian="12pt" style:font-size-complex="12pt"/>
    </style:style>
    <style:style style:name="T32" style:family="text">
      <style:text-properties officeooo:rsid="00101b54"/>
    </style:style>
    <style:style style:name="T33" style:family="text">
      <style:text-properties fo:font-style="italic" officeooo:rsid="0010f01b" style:font-style-asian="italic" style:font-style-complex="italic"/>
    </style:style>
    <style:style style:name="T34" style:family="text">
      <style:text-properties officeooo:rsid="00109737"/>
    </style:style>
    <style:style style:name="T35" style:family="text">
      <style:text-properties fo:language="pt" fo:country="BR" officeooo:rsid="00109737"/>
    </style:style>
    <style:style style:name="T36" style:family="text">
      <style:text-properties officeooo:rsid="0010f01b"/>
    </style:style>
    <style:style style:name="T37" style:family="text">
      <style:text-properties officeooo:rsid="0012430c"/>
    </style:style>
    <style:style style:name="T38" style:family="text">
      <style:text-properties fo:font-weight="bold" style:font-weight-asian="bold"/>
    </style:style>
    <style:style style:name="T39" style:family="text">
      <style:text-properties officeooo:rsid="0014466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/></text:p>
      <text:p text:style-name="P23"><text:span text:style-name="T1">CAPACIDADE DE CAPTAÇÃO E REAPROVEITAMENTO DE ÁGUA DA CHUVA NO IFC - </text:span><text:span text:style-name="T3">CAMPUS</text:span><text:span text:style-name="T1"> CAMBORIÚ </text:span></text:p>
      <text:p text:style-name="P23"><text:span text:style-name="T20"/></text:p>
      <text:p text:style-name="P23"><text:span text:style-name="T4">Gerson Luis Markowski Jr.</text:span><text:span text:style-name="T4"><text:note text:id="ftn1" text:note-class="footnote"><text:note-citation>1</text:note-citation><text:note-body><text:p text:style-name="P4">Estudante IFC - Camboriú de Controle Ambiental, gersonluismarkowskij@gmail.com</text:p></text:note-body></text:note></text:span><text:span text:style-name="T4">, Melissa Kilpp do Nascimento</text:span><text:span text:style-name="T4"><text:note text:id="ftn2" text:note-class="footnote"><text:note-citation>2</text:note-citation><text:note-body><text:p text:style-name="P5">Estudante IFC - Camboriú de Controle Ambiental, melissa@vivaldi.net</text:p></text:note-body></text:note></text:span><text:span text:style-name="T4">, Nicole Fischer Vieira</text:span><text:span text:style-name="T4"><text:note text:id="ftn3" text:note-class="footnote"><text:note-citation>3</text:note-citation><text:note-body><text:p text:style-name="P6">Estudante IFC - Camboriú de Controle Ambiental, nicfischervieira@gmail.com</text:p></text:note-body></text:note></text:span><text:span text:style-name="T4">, Joeci Ricardo Godoi</text:span><text:span text:style-name="T4"><text:note text:id="ftn4" text:note-class="footnote"><text:note-citation>4</text:note-citation><text:note-body><text:p text:style-name="P7"><text:span text:style-name="T24">Especialização Em Educação Ambiental, </text:span><text:span text:style-name="T23">Técnico de Laboratório IFC - Camboriú, joeci.godoi@ifc.edu.br</text:span></text:p></text:note-body></text:note></text:span><text:span text:style-name="T4">, Letícia Flohr</text:span><text:span text:style-name="T4"><text:note text:id="ftn5" text:note-class="footnote"><text:note-citation>5</text:note-citation><text:note-body><text:p text:style-name="P8">Doutora em Engenharia Ambiental, Docente IFC - Camboriú, leticiabr.flohr@ifc.edu.</text:p></text:note-body></text:note></text:span><text:span text:style-name="T4">.</text:span></text:p>
      <text:p text:style-name="P29"/>
      <text:p text:style-name="P30">RESUMO</text:p>
      <text:p text:style-name="P30"/>
      <text:p text:style-name="P24"><text:span text:style-name="T7">O uso irracional da água potável tem acarretado problemas </text:span><text:span text:style-name="T15">em relação à disponibilidade hídrica em diversos locais.</text:span><text:span text:style-name="T7"> Seu desperdício tanto em atividades menos nobres como </text:span><text:span text:style-name="T8">n</text:span><text:span text:style-name="T7">as do cotidiano tem causado impactos no meio ambiente, tornando necessárias soluções para as falhas humanas em relação ao uso da água. Diante destas adversidades, </text:span><text:span text:style-name="T15">surgem os sistemas de reaproveitamento de água da chuva, possibilitando a captação e o acondicionamento para utilização em diversos fins, visando economia deste recurso natural</text:span><text:span text:style-name="T29">.</text:span><text:span text:style-name="T7"> Assim, temos como objetivo principal </text:span><text:span text:style-name="T15">elaborar um projeto de reaproveitamento de água da chuva no </text:span><text:span text:style-name="T7">Instituto Federal Catarinense</text:span><text:span text:style-name="T8"> – </text:span><text:span text:style-name="T4">Campus</text:span><text:span text:style-name="T7"> Camboriú, <text:s/>e aprimorar as idéias de sustentabilidade ambiental para os estudantes locais.</text:span></text:p>
      <text:p text:style-name="P32"/>
      <text:p text:style-name="P24"><text:span text:style-name="T1">Palavras-chaves: </text:span><text:span text:style-name="T7">Água pluvial. </text:span><text:span text:style-name="T13">Economia</text:span><text:span text:style-name="T7">. Projeto sustentável. Captação. Reaproveitamento.</text:span></text:p>
      <text:p text:style-name="P17"><text:span text:style-name="T38"/></text:p>
      <text:p text:style-name="P19"><text:span text:style-name="T38"/></text:p>
      <text:p text:style-name="P17"><text:span text:style-name="T38">INTRODUÇÃO</text:span></text:p>
      <text:p text:style-name="P32"/>
      <text:p text:style-name="P53"><text:span text:style-name="T7">A água é um bem limitado que a cada dia é mais disputado no planeta. Atualmente quase 750 milhões de pessoas no mundo não possuem um acesso seguro à água potável </text:span><text:span text:style-name="T30">(INBS, 2015). </text:span><text:span text:style-name="T7">Conforme o consenso internacional existente, a água e o saneamento são essenciais para a realização dos objetivos de desenvolvimento sustentável. Ambos estão intimamente ligados às alterações climáticas, agricultura, segurança alimentar, saúde, energia, igualdade, gênero e educação </text:span><text:span text:style-name="T16">(ASCOM/CONSEA, 2015).</text:span></text:p>
      <text:p text:style-name="P38"><text:span text:style-name="T16">O aproveitamento da água da chuva foi incluído na legislação</text:span><text:span text:style-name="T15"> com </text:span><text:span text:style-name="T7">a </text:span><text:a xlink:type="simple" xlink:href="http://www.planalto.gov.br/ccivil_03/_ato2015-2018/2017/lei/L13501.htm" text:style-name="Internet_20_link" text:visited-style-name="Visited_20_Internet_20_Link"><text:span text:style-name="T7">Lei nº 13.501/2017</text:span></text:a><text:span text:style-name="T7">, também conhecida como lei das águas, com o objetivo de incentivar e promover a captação, reaproveitamento e preservação das águas pluviais, também visando o uso racional dos recursos hídricos </text:span><text:span text:style-name="T12">(BRASIL, 2017; ANA, </text:span><text:soft-page-break/><text:span text:style-name="T12">2017)</text:span><text:span text:style-name="T7">.</text:span></text:p>
      <text:p text:style-name="P43">A utilização das águas pluviais em atividades consideradas menos nobres, como na lavação de pisos e uso nos vasos sanitários, não ajuda apenas na economia monetária, mas em seu valor social e sua importância para as gerações futuras <text:span text:style-name="T37">(NUNES, 2015)</text:span>.</text:p>
      <text:p text:style-name="P39"><text:span text:style-name="T7">O </text:span><text:span text:style-name="T9">IFC – </text:span><text:span text:style-name="T6">C</text:span><text:span text:style-name="T4">ampus </text:span><text:span text:style-name="T6">Camboriú</text:span><text:span text:style-name="T5"> </text:span><text:span text:style-name="T7">possui um número elevado de consumo de água e um bom potencial para oportunidade de reaproveitamento, que se bem utilizado </text:span><text:span text:style-name="T9">é</text:span><text:span text:style-name="T7"> capaz de suprimir gastos </text:span><text:span text:style-name="T9">com</text:span><text:span text:style-name="T7"> água potável. Além disso, grande parte dessa água consumida vem do lençol freático, captada através de poços. Preservar a água, que tem sua origem dos lençóis freáticos localizados na região do </text:span><text:span text:style-name="T4">Campus </text:span><text:span text:style-name="T7">é de grande importância, pois conforme o Comitê </text:span><text:span text:style-name="T9">da Bacia do </text:span><text:span text:style-name="T7">Rio Camboriú (</text:span><text:span text:style-name="T9">CBRC, </text:span><text:span text:style-name="T7">2017), o município de Camboriú apresenta casos de escassez de água. </text:span></text:p>
      <text:p text:style-name="P39"><text:span text:style-name="T7">O principal objetivo </text:span><text:span text:style-name="T9">deste trabalho </text:span><text:span text:style-name="T7">é fazer um diagnóstico do potencial de captação de água da chuva para reaproveitamento nas dependências do </text:span><text:span text:style-name="T4">Campus</text:span><text:span text:style-name="T7"> para fins não nobres, como lavagem de pisos, uso em vaso sanitário, lavagem de </text:span><text:span text:style-name="T9"><text:s/>máquinas agrícolas</text:span><text:span text:style-name="T7">, entre outras. Além disso, este trabalho visa a informação e conscientização de toda a comunidade acadêmica, quanto aos hábitos e as alternativas existentes para reduzir </text:span><text:span text:style-name="T9">o consumo de água potável para fins não nobres. </text:span></text:p>
      <text:p text:style-name="P48"/>
      <text:p text:style-name="P48"/>
      <text:p text:style-name="P47"><text:s text:c="19"/>PROCEDIMENTOS METODOLÓGICOS</text:p>
      <text:p text:style-name="P52"><text:span text:style-name="T7"><text:tab/></text:span></text:p>
      <text:p text:style-name="P40"><text:span text:style-name="T7"><text:tab/>No mês de abril iniciou-se a análise das plantas arquitetônicas do Instituto Federal Catarinense - </text:span><text:span text:style-name="T6">C</text:span><text:span text:style-name="T4">ampus</text:span><text:span text:style-name="T7"> Camboriú, de onde foram obtidas as dimensões dos telhados. </text:span></text:p>
      <text:p text:style-name="P43">Os dados meteorológicos foram obtidos no site d<text:span text:style-name="T32">o</text:span> INMET - Instituto Nacional de Meteorologia <text:span text:style-name="T32">(INMET, 2018). </text:span></text:p>
      <text:p text:style-name="P38"><text:span text:style-name="T7">Para determinar a quantidade de água captada pelos telhados utilizou-se os cálculos propostos por Cordova (2009), no qual multiplica-se a área do telhado (m²) pela precipitação anual do município (mm), resultando na capacidade de <text:s/>captação mensal do telhado em </text:span><text:span text:style-name="T31">m³</text:span><text:span text:style-name="T7">.</text:span></text:p>
      <text:p text:style-name="P38"><text:span text:style-name="T7">Para saber a média mensal de consumo </text:span><text:span text:style-name="T9">no Instituto</text:span><text:span text:style-name="T7">, buscamos as contas de água junto ao Departamento de Administração e Planejamento do </text:span><text:span text:style-name="T5">Campus</text:span><text:span text:style-name="T7">. Com a média mensal de consumo pudemos comparar com o potencial de captação total, </text:span><text:soft-page-break/><text:span text:style-name="T7">e assim obtivemos o valor da economia com uma simples conta de subtração, </text:span><text:span text:style-name="T9">conforme demostrado na fórmula a seguir: </text:span></text:p>
      <text:p text:style-name="P38"><text:span text:style-name="T9"/></text:p>
      <text:p text:style-name="P43">Média de consumo mensal do IFC Camboriú (m³) - valor médio de captação (m³) = economia de água potável (m³)</text:p>
      <text:p text:style-name="P38"><text:span text:style-name="T7"/></text:p>
      <text:p text:style-name="P38"><text:span text:style-name="T7">Nos próximos meses será desenvolvido ainda um projeto piloto de captação de água da chuva no galpão de triagem de resíduos sólidos do </text:span><text:span text:style-name="T4">Campus</text:span><text:span text:style-name="T7"> para verificar os valores de </text:span><text:span text:style-name="T9">precipitação </text:span><text:span text:style-name="T10">pluviométrica </text:span><text:span text:style-name="T9">(mm) e </text:span><text:span text:style-name="T7">captação da chuva (m³) e os primeiros passos para a implantação da estrutura, </text:span><text:span text:style-name="T12">conforme TELLES (2014). </text:span></text:p>
      <text:p text:style-name="P43">Para finalizar será colocado em prática um tratamento alternativo da água pluvial utilizando-se o bambu conforme metodologia de Medeiros (2014) onde será verificada a possibilidade do tratamento em larga escala. </text:p>
      <text:p text:style-name="P48"/>
      <text:p text:style-name="P11"/>
      <text:p text:style-name="P12">RESULTADOS <text:span text:style-name="T34">ESPERADOS OU PARCIAIS</text:span></text:p>
      <text:p text:style-name="P49"/>
      <text:p text:style-name="P41"><text:span text:style-name="T7">Até o momento foram realizados os cálculos da capacidade de captação de água dos telhados do </text:span><text:span text:style-name="T5">Campus </text:span><text:span text:style-name="T17">(Tabela 1)</text:span><text:span text:style-name="T7">. Os cálculos foram feitos baseando-se nas áreas dos telhados 1, 2, 3, 4, 5 e 6 e nos dados de precipitação pluviométrica mensal do município de Camboriú (INMET, 2018). </text:span></text:p>
      <text:p text:style-name="P41"><text:span text:style-name="T7">Através dos cálculos foi possível observar que a possibilidade de captação de água de chuva dos telhados do </text:span><text:span text:style-name="T4">Campus </text:span><text:span text:style-name="T7">ultrapassa quinhentos mil litros, ou seja 581,09 m³. Se toda essa água pudesse ser reaproveitada no Instituto isto poderia representar uma economia em torno de 21,5% de água </text:span><text:span text:style-name="T10">potável</text:span><text:span text:style-name="T7">, já que o consumo médio mensal do </text:span><text:span text:style-name="T5">Campus</text:span><text:span text:style-name="T7"> é de 2700m³.</text:span></text:p>
      <text:p text:style-name="P42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10"><text:soft-page-break/><text:span text:style-name="T27">T</text:span><text:span text:style-name="T24">abela 1 - Capacidade </text:span><text:span text:style-name="T25">mensal </text:span><text:span text:style-name="T24">de captação </text:span><text:span text:style-name="T25">de água da chuva </text:span><text:span text:style-name="T24">dos telhados do IFC</text:span><text:span text:style-name="T26"> – </text:span><text:span text:style-name="T28">Campus</text:span><text:span text:style-name="T24"> Camboriú. </text:span></text:p>
      <text:p text:style-name="P38"><text:span text:style-name="T2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Telhados</text:p>
          </table:table-cell>
          <table:table-cell table:style-name="Table1.B1" office:value-type="string">
            <text:p text:style-name="P34"/>
            <text:p text:style-name="P34"/>
            <text:p text:style-name="P25">Localização</text:p>
            <text:p text:style-name="P34"/>
            <text:p text:style-name="P35"/>
          </table:table-cell>
          <table:table-cell table:style-name="Table1.B1" office:value-type="string">
            <text:p text:style-name="P34"/>
            <text:p text:style-name="P34"/>
            <text:p text:style-name="P25">Material</text:p>
            <text:p text:style-name="P34"/>
            <text:p text:style-name="P34"/>
            <text:p text:style-name="P34"/>
          </table:table-cell>
          <table:table-cell table:style-name="Table1.B1" office:value-type="string">
            <text:p text:style-name="P50"/>
            <text:p text:style-name="P13">Área do telhado (m²)</text:p>
          </table:table-cell>
          <table:table-cell table:style-name="Table1.A1" office:value-type="string">
            <text:p text:style-name="P13"><text:span text:style-name="T39">P</text:span>recipitação mensal do município (mm)</text:p>
          </table:table-cell>
          <table:table-cell table:style-name="Table1.B1" office:value-type="string">
            <text:p text:style-name="P26">Capacidade <text:span text:style-name="T34">mensal </text:span>de captação <text:span text:style-name="T34">de água de chuva</text:span> do telhado </text:p>
            <text:p text:style-name="P26">(m³)</text:p>
          </table:table-cell>
        </table:table-row>
        <table:table-row table:style-name="Table1.2">
          <table:table-cell table:style-name="Table1.B1" office:value-type="string">
            <text:p text:style-name="P28">Telhado 1</text:p>
          </table:table-cell>
          <table:table-cell table:style-name="Table1.B1" office:value-type="string">
            <text:p text:style-name="P28">Bloco A</text:p>
          </table:table-cell>
          <table:table-cell table:style-name="Table1.B1" office:value-type="string">
            <text:p text:style-name="P28">Cerâmica</text:p>
          </table:table-cell>
          <table:table-cell table:style-name="Table1.B1" office:value-type="string">
            <text:p text:style-name="P28">1378,83m²</text:p>
          </table:table-cell>
          <table:table-cell table:style-name="Table1.B1" office:value-type="string">
            <text:p text:style-name="P28">126,1mm</text:p>
          </table:table-cell>
          <table:table-cell table:style-name="Table1.B1" office:value-type="string">
            <text:p text:style-name="P28">173,87m³</text:p>
          </table:table-cell>
        </table:table-row>
        <table:table-row table:style-name="Table1.3">
          <table:table-cell table:style-name="Table1.B1" office:value-type="string">
            <text:p text:style-name="P28">Telhado 2</text:p>
          </table:table-cell>
          <table:table-cell table:style-name="Table1.B1" office:value-type="string">
            <text:p text:style-name="P28">Bloco B </text:p>
          </table:table-cell>
          <table:table-cell table:style-name="Table1.B1" office:value-type="string">
            <text:p text:style-name="P28">Cerâmica</text:p>
          </table:table-cell>
          <table:table-cell table:style-name="Table1.B1" office:value-type="string">
            <text:p text:style-name="P28">662,52m²</text:p>
          </table:table-cell>
          <table:table-cell table:style-name="Table1.B1" office:value-type="string">
            <text:p text:style-name="P28">126,1mm</text:p>
          </table:table-cell>
          <table:table-cell table:style-name="Table1.B1" office:value-type="string">
            <text:p text:style-name="P28">83,54m³</text:p>
          </table:table-cell>
        </table:table-row>
        <table:table-row table:style-name="Table1.4">
          <table:table-cell table:style-name="Table1.B1" office:value-type="string">
            <text:p text:style-name="P28">Telhado 3</text:p>
          </table:table-cell>
          <table:table-cell table:style-name="Table1.B1" office:value-type="string">
            <text:p text:style-name="P28">Bloco C</text:p>
          </table:table-cell>
          <table:table-cell table:style-name="Table1.B1" office:value-type="string">
            <text:p text:style-name="P28">Telha metálica</text:p>
          </table:table-cell>
          <table:table-cell table:style-name="Table1.B1" office:value-type="string">
            <text:p text:style-name="P28">584,5m²</text:p>
          </table:table-cell>
          <table:table-cell table:style-name="Table1.B1" office:value-type="string">
            <text:p text:style-name="P28">126,1mm</text:p>
          </table:table-cell>
          <table:table-cell table:style-name="Table1.B1" office:value-type="string">
            <text:p text:style-name="P28">73,7m³</text:p>
          </table:table-cell>
        </table:table-row>
        <table:table-row table:style-name="Table1.5">
          <table:table-cell table:style-name="Table1.B1" office:value-type="string">
            <text:p text:style-name="P28">Telhado 4</text:p>
          </table:table-cell>
          <table:table-cell table:style-name="Table1.B1" office:value-type="string">
            <text:p text:style-name="P28">Bloco E</text:p>
          </table:table-cell>
          <table:table-cell table:style-name="Table1.B1" office:value-type="string">
            <text:p text:style-name="P28">Telha metálica</text:p>
          </table:table-cell>
          <table:table-cell table:style-name="Table1.B1" office:value-type="string">
            <text:p text:style-name="P28">517,7m²</text:p>
          </table:table-cell>
          <table:table-cell table:style-name="Table1.B1" office:value-type="string">
            <text:p text:style-name="P28">126,1mm</text:p>
          </table:table-cell>
          <table:table-cell table:style-name="Table1.B1" office:value-type="string">
            <text:p text:style-name="P28">65,28m³</text:p>
          </table:table-cell>
        </table:table-row>
        <table:table-row table:style-name="Table1.6">
          <table:table-cell table:style-name="Table1.B1" office:value-type="string">
            <text:p text:style-name="P28">Telhado 5</text:p>
          </table:table-cell>
          <table:table-cell table:style-name="Table1.B1" office:value-type="string">
            <text:p text:style-name="P28">Bloco F</text:p>
          </table:table-cell>
          <table:table-cell table:style-name="Table1.B1" office:value-type="string">
            <text:p text:style-name="P9">Telha metálica</text:p>
          </table:table-cell>
          <table:table-cell table:style-name="Table1.B1" office:value-type="string">
            <text:p text:style-name="P28">732,39m²</text:p>
          </table:table-cell>
          <table:table-cell table:style-name="Table1.B1" office:value-type="string">
            <text:p text:style-name="P28">126,1mm</text:p>
          </table:table-cell>
          <table:table-cell table:style-name="Table1.B1" office:value-type="string">
            <text:p text:style-name="P28">92,35m³</text:p>
          </table:table-cell>
        </table:table-row>
        <table:table-row table:style-name="Table1.7">
          <table:table-cell table:style-name="Table1.B1" office:value-type="string">
            <text:p text:style-name="P28">Telhado 6</text:p>
          </table:table-cell>
          <table:table-cell table:style-name="Table1.B1" office:value-type="string">
            <text:p text:style-name="P28">Bloco J</text:p>
          </table:table-cell>
          <table:table-cell table:style-name="Table1.B1" office:value-type="string">
            <text:p text:style-name="P28">Telha metálica</text:p>
          </table:table-cell>
          <table:table-cell table:style-name="Table1.B1" office:value-type="string">
            <text:p text:style-name="P28">732,39m²</text:p>
          </table:table-cell>
          <table:table-cell table:style-name="Table1.B1" office:value-type="string">
            <text:p text:style-name="P28">126,1mm</text:p>
          </table:table-cell>
          <table:table-cell table:style-name="Table1.B1" office:value-type="string">
            <text:p text:style-name="P28">92,35m³</text:p>
          </table:table-cell>
        </table:table-row>
      </table:table>
      <text:p text:style-name="P51">Fonte: Autoria própria. </text:p>
      <text:p text:style-name="P37"><text:span text:style-name="T7"/></text:p>
      <text:p text:style-name="P36"><text:span text:style-name="T7">Na próxima etapa do projeto esperamos implantar um sistema de captação de água da chuva e fazer um tratamento alternativo desta água com a utilização de bambu. </text:span></text:p>
      <text:p text:style-name="P45"/>
      <text:p text:style-name="P14"><text:span text:style-name="T1"/></text:p>
      <text:p text:style-name="P15"><text:span text:style-name="T1">CONSIDERAÇÕES FINAIS</text:span></text:p>
      <text:p text:style-name="P46"/>
      <text:p text:style-name="P44">O objetivo deste trabalho é fazer um diagnóstico do potencial de reaproveitamento da água <text:span text:style-name="T34">da chuva</text:span>, observando que os recursos hídricos não são infinitos e <text:span text:style-name="T34">que deve-se evitar o</text:span> seu uso <text:span text:style-name="T34">de forma </text:span>exagerad<text:span text:style-name="T34">a</text:span>. </text:p>
      <text:p text:style-name="P44">A quantidade de água que poderia ser economizada, <text:span text:style-name="T34">mostra</text:span> <text:span text:style-name="T34">o</text:span> valor ambiental <text:span text:style-name="T34">deste recurso tão importante. Portanto</text:span>, projetos <text:span text:style-name="T36">como</text:span> es<text:span text:style-name="T34">te</text:span>, que <text:span text:style-name="T34">buscam</text:span> <text:span text:style-name="T34">viabilizar</text:span> a utilização da água captada <text:span text:style-name="T36">dos telhados para</text:span> fins <text:span text:style-name="T36">não</text:span> nobres, <text:span text:style-name="T35">traz</text:span> benefícios tanto para as gerações atuais como futuras, <text:span text:style-name="T36">e mostra para os alunos e comunidade do IFC – </text:span><text:span text:style-name="T33">Campus</text:span><text:span text:style-name="T36"> Camboriú que</text:span> existem possibilidades sustentáveis a <text:soft-page-break/>serem tomadas para a preservação d<text:span text:style-name="T36">a água. </text:span><text:s/></text:p>
      <text:p text:style-name="P31"><text:span text:style-name="T21"><text:s text:c="41"/></text:span></text:p>
      <text:p text:style-name="P31"><text:span text:style-name="T21"/></text:p>
      <text:p text:style-name="P20">REFERÊNCIAS</text:p>
      <text:p text:style-name="P33"/>
      <text:p text:style-name="P22"><text:span text:style-name="T7">ANA – </text:span><text:span text:style-name="T14">Agência Nacional de Águas. </text:span><text:span text:style-name="T1">Aproveitamento de água de chuva é incluído na Legislação</text:span><text:span text:style-name="T7">. 2017. Disponível em: &lt;http://www3.ana.gov.br/portal/ANA/noticias/aproveitamento-de-agua-de-chuva-e-incluido-na-legislacao&gt;. Acesso em: 26 abr. 2018.</text:span></text:p>
      <text:p text:style-name="P16"/>
      <text:p text:style-name="P22"><text:span text:style-name="T7">ASCOM/CONSEA. </text:span><text:span text:style-name="T1">Serviço de água e saneamento é essencial para desenvolvimento sustentável, diz ONU</text:span><text:span text:style-name="T7">. 2017. Disponível em: &lt;http://www4.planalto.gov.br/consea/comunicacao/noticias/2017/julho/servico-de-agua-e-saneamento-e-essencial-para-desenvolvimento-sustentavel-diz-onu&gt;. Acesso em: 12 jul. 2018.</text:span></text:p>
      <text:p text:style-name="P16"/>
      <text:p text:style-name="P22"><text:span text:style-name="T7">BRASIL. </text:span><text:span text:style-name="T1">Altera o art. 2o da Lei no 9.433, de 8 de janeiro de 1997, que institui a Política Nacional de Recursos Hídricos, para incluir o aproveitamento de águas pluviais como um de seus objetivos.</text:span><text:span text:style-name="T7">. BRASIL, p. 01-01, out. 2017. Disponível em: &lt;http://www.planalto.gov.br/ccivil_03/_Ato2015-2018/2017/Lei/L13501.htm&gt;. Acesso em: 02 ago. 2018.</text:span></text:p>
      <text:p text:style-name="P54"><text:span text:style-name="T11"/></text:p>
      <text:p text:style-name="P55"><text:bookmark text:name="_iy62mrmmo37a"/><text:span text:style-name="T11">CBRC - </text:span><text:span text:style-name="T7">COMITÊ </text:span><text:span text:style-name="T11">DA BACIA DO </text:span><text:span text:style-name="T7">RIO CAMBORIÚ. </text:span><text:span text:style-name="T1">Reunião debate problemas de escassez de água no Rio Camboriú</text:span><text:span text:style-name="T7">. 2017. Disponível em: &lt;http://www.aguas.sc.gov.br/base-documental-rio-camboriu/noticias-rio-camboriu/item/5424-reuniao-debate-problemas-de-escassez-de-agua-no-rio-camboriu/5424-reuniao-debate-problemas-de-escassez-de-agua-no-rio-camboriu&gt;. Acesso em: 14 jun. 2018.</text:span></text:p>
      <text:p text:style-name="P16"/>
      <text:p text:style-name="P22"><text:span text:style-name="T7">CORDOVA, Marcelo Marcel. </text:span><text:span text:style-name="T1">Aperfeiçoamento do programa computacional Netuno: análise econômica</text:span><text:span text:style-name="T7">. Florianópolis,2009.</text:span></text:p>
      <text:p text:style-name="P18"/>
      <text:p text:style-name="P22"><text:span text:style-name="T7">INBS. </text:span><text:span text:style-name="T1">A falta de água agora e no futuro</text:span><text:span text:style-name="T7">. 2015. Disponível em: &lt;https://www.inbs.com.br/a-falta-de-agua-agora-e-no-futuro/&gt;. Acesso em: 12 abr. 2018.</text:span></text:p>
      <text:p text:style-name="P16"><text:soft-page-break/></text:p>
      <text:p text:style-name="P22"><text:span text:style-name="T7">INMET. </text:span><text:span text:style-name="T1">Gráficos Climatológicos</text:span><text:span text:style-name="T7"> </text:span><text:span text:style-name="T1">(1931-1960 e 1961-1990)</text:span><text:span text:style-name="T7">. [200-?]. Disponível em: &lt;http://www.inmet.gov.br/portal/index.php?r=clima/graficosClimaticos&gt;. Acesso em: 12 jul. 2018.</text:span></text:p>
      <text:p text:style-name="P16"/>
      <text:p text:style-name="P22"><text:span text:style-name="T7">MEDEIROS, Denise de. </text:span><text:span text:style-name="T1">Pesquisador de SC inventa método com bambu para tornar água potável</text:span><text:span text:style-name="T7">: Modo de empresário transforma água do mar para ser possível bebê-la. Processo resulta em menos resíduo e é mais barato do que o tradicional.. 2014. Disponível em: &lt;http://g1.globo.com/sc/santa-catarina/noticia/2014/07/pesquisador-de-sc-inventa-metodo-com-bambu-para-tornar-agua-potavel.html&gt;. Acesso em: 19 abr. 2018.</text:span></text:p>
      <text:p text:style-name="P21"/>
      <text:p text:style-name="P22"><text:span text:style-name="T15">NUNES, Cristiane. </text:span><text:span text:style-name="T2">Aproveitamento da água da chuva: para uso não potável</text:span><text:span text:style-name="T15">. 2015. Disponível em &lt;https://sustentarqui.com.br/dicas/aproveitamento-de-agua-de-chuva-para-uso-nao-potavel/&gt;. Acesso em: 02 ago. 2018.</text:span></text:p>
      <text:p text:style-name="P16"/>
      <text:p text:style-name="P22"><text:span text:style-name="T7">TELLES, Charles Roberto. </text:span><text:span text:style-name="T1">Orientações para coleta de água de chuva</text:span><text:span text:style-name="T7">. – Curitiba : PR,2014. - 50 p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2" style:family="paragraph" style:parent-style-name="Standard">
      <style:paragraph-properties fo:margin-top="0cm" fo:margin-bottom="0cm" loext:contextual-spacing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First_20_Page" style:display-name="First Page" style:page-layout-name="Mpm1" style:next-style-name="Standard">
      <style:header>
        <text:p text:style-name="MP2"/>
        <text:p text:style-name="MP2"><text:s text:c="37"/><draw:frame draw:style-name="Mfr1" draw:name="image2.png" text:anchor-type="as-char" svg:width="11.113cm" svg:height="2.434cm" draw:z-index="0"><draw:image xlink:href="Pictures/10000201000001A40000005CD65AB4CA16508FFC.png" xlink:type="simple" xlink:show="embed" xlink:actuate="onLoad"/></draw:frame></text:p>
        <text:p text:style-name="MP2"><text:s text:c="60"/></text:p>
      </style:header>
      <style:footer>
        <text:p text:style-name="MP2"/>
      </style:footer>
    </style:master-page>
    <style:master-page style:name="Converted6" style:page-layout-name="Mpm3" style:next-style-name="Converted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8-08-10T17:31:51.199000000</dc:date>
    <meta:editing-duration>PT19M57S</meta:editing-duration>
    <meta:editing-cycles>5</meta:editing-cycles>
    <meta:document-statistic meta:table-count="1" meta:image-count="1" meta:object-count="0" meta:page-count="6" meta:paragraph-count="91" meta:word-count="1362" meta:character-count="9594" meta:non-whitespace-character-count="8166"/>
  </office:meta>
</office:document-meta>
</file>